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-1.6cm" fo:margin-right="-2cm" fo:text-indent="0cm" style:auto-text-indent="false" fo:background-color="transparent"/>
      <style:text-properties style:font-name="Ubuntu Mono" fo:font-size="20pt" officeooo:rsid="00067d03" officeooo:paragraph-rsid="00067d03" style:font-size-asian="17.5pt" style:font-size-complex="20pt"/>
    </style:style>
    <style:style style:name="P2" style:family="paragraph" style:parent-style-name="Text_20_body">
      <loext:graphic-properties draw:fill="none"/>
      <style:paragraph-properties fo:margin-left="-1.6cm" fo:margin-right="-2cm" fo:text-indent="0cm" style:auto-text-indent="false" fo:background-color="transparent"/>
      <style:text-properties style:font-name="Ubuntu Mono" fo:font-size="15pt" fo:font-weight="bold" officeooo:paragraph-rsid="00067d03"/>
    </style:style>
    <style:style style:name="P3" style:family="paragraph" style:parent-style-name="Text_20_body">
      <loext:graphic-properties draw:fill="none"/>
      <style:paragraph-properties fo:margin-left="-1.6cm" fo:margin-right="-2cm" fo:text-indent="0cm" style:auto-text-indent="false" fo:background-color="transparent"/>
      <style:text-properties fo:font-variant="normal" fo:text-transform="none" style:font-name="Ubuntu Mono" fo:font-size="15pt" fo:letter-spacing="normal" fo:font-style="normal" fo:font-weight="bold" officeooo:rsid="00067d03" officeooo:paragraph-rsid="00067d03" style:font-size-asian="15pt" style:font-weight-asian="bold" style:font-size-complex="15pt" style:font-weight-complex="bold"/>
    </style:style>
    <style:style style:name="P4" style:family="paragraph" style:parent-style-name="Text_20_body">
      <loext:graphic-properties draw:fill="none"/>
      <style:paragraph-properties fo:margin-left="-1.6cm" fo:margin-right="-2cm" fo:text-indent="0cm" style:auto-text-indent="false" fo:background-color="transparent"/>
      <style:text-properties fo:font-variant="normal" fo:text-transform="none" style:font-name="Ubuntu Mono" fo:font-size="14pt" fo:letter-spacing="normal" fo:font-style="normal" fo:font-weight="bold" officeooo:rsid="00067d03" officeooo:paragraph-rsid="00067d03" style:font-size-asian="12.25pt" style:font-weight-asian="bold" style:font-size-complex="14pt" style:font-weight-complex="bold"/>
    </style:style>
    <style:style style:name="P5" style:family="paragraph" style:parent-style-name="Text_20_body">
      <loext:graphic-properties draw:fill="none"/>
      <style:paragraph-properties fo:margin-left="-1.6cm" fo:margin-right="-2cm" fo:text-indent="0cm" style:auto-text-indent="false" fo:background-color="transparent"/>
      <style:text-properties fo:font-variant="normal" fo:text-transform="none" style:font-name="Ubuntu Mono" fo:font-size="14pt" fo:letter-spacing="normal" fo:font-style="normal" fo:font-weight="bold" officeooo:rsid="00067d03" officeooo:paragraph-rsid="00070658" style:font-size-asian="12.25pt" style:font-weight-asian="bold" style:font-size-complex="14pt" style:font-weight-complex="bold"/>
    </style:style>
    <style:style style:name="P6" style:family="paragraph" style:parent-style-name="Text_20_body">
      <loext:graphic-properties draw:fill="none"/>
      <style:paragraph-properties fo:margin-left="-1.6cm" fo:margin-right="-2cm" fo:text-indent="0cm" style:auto-text-indent="false" fo:background-color="transparent"/>
      <style:text-properties fo:font-variant="normal" fo:text-transform="none" style:font-name="Ubuntu Mono" fo:font-size="14pt" fo:letter-spacing="normal" fo:font-style="normal" fo:font-weight="bold" officeooo:rsid="00070658" officeooo:paragraph-rsid="00070658" style:font-size-asian="12.25pt" style:font-weight-asian="bold" style:font-size-complex="14pt" style:font-weight-complex="bold"/>
    </style:style>
    <style:style style:name="P7" style:family="paragraph" style:parent-style-name="Text_20_body">
      <loext:graphic-properties draw:fill="none"/>
      <style:paragraph-properties fo:margin-left="-1.6cm" fo:margin-right="-2cm" fo:text-indent="0cm" style:auto-text-indent="false" fo:background-color="transparent"/>
      <style:text-properties fo:font-variant="normal" fo:text-transform="none" style:font-name="Ubuntu Mono" fo:font-size="12pt" fo:letter-spacing="normal" fo:font-style="normal" fo:font-weight="bold" officeooo:rsid="00067d03" officeooo:paragraph-rsid="00067d03" style:font-size-asian="12pt" style:font-weight-asian="bold" style:font-size-complex="12pt" style:font-weight-complex="bold"/>
    </style:style>
    <style:style style:name="P8" style:family="paragraph" style:parent-style-name="Text_20_body">
      <loext:graphic-properties draw:fill="none"/>
      <style:paragraph-properties fo:margin-left="-1.6cm" fo:margin-right="-2cm" fo:text-indent="0cm" style:auto-text-indent="false" fo:break-before="page" fo:background-color="transparent"/>
      <style:text-properties style:font-name="Ubuntu Mono" fo:font-size="15pt" fo:font-weight="bold" officeooo:paragraph-rsid="00067d03"/>
    </style:style>
    <style:style style:name="P9" style:family="paragraph" style:parent-style-name="Standard">
      <loext:graphic-properties draw:fill="none"/>
      <style:paragraph-properties fo:margin-left="-1.6cm" fo:margin-right="-2cm" fo:text-indent="0cm" style:auto-text-indent="false" fo:break-before="page" fo:background-color="transparent"/>
      <style:text-properties style:font-name="Ubuntu Mono" fo:font-size="20pt" fo:font-weight="bold" officeooo:rsid="00048aad" officeooo:paragraph-rsid="00048aad" style:font-size-asian="17.5pt" style:font-weight-asian="bold" style:font-size-complex="20pt" style:font-weight-complex="bold"/>
    </style:style>
    <style:style style:name="P10" style:family="paragraph" style:parent-style-name="Text_20_body">
      <loext:graphic-properties draw:fill="none"/>
      <style:paragraph-properties fo:margin-left="-1.6cm" fo:margin-right="-2cm" fo:margin-top="0cm" fo:margin-bottom="0.247cm" loext:contextual-spacing="false" fo:line-height="115%" fo:text-indent="0cm" style:auto-text-indent="false" fo:background-color="transparent"/>
      <style:text-properties fo:font-variant="normal" fo:text-transform="none" style:font-name="Ubuntu Mono" fo:font-size="14pt" fo:letter-spacing="normal" fo:font-style="normal" fo:font-weight="bold" officeooo:rsid="00070658" officeooo:paragraph-rsid="00070658" style:font-size-asian="12.25pt" style:font-weight-asian="bold" style:font-size-complex="14pt" style:font-weight-complex="bold"/>
    </style:style>
    <style:style style:name="P11" style:family="paragraph" style:parent-style-name="Text_20_body">
      <loext:graphic-properties draw:fill="none"/>
      <style:paragraph-properties fo:margin-left="-1.6cm" fo:margin-right="-2cm" fo:margin-top="0cm" fo:margin-bottom="0.247cm" loext:contextual-spacing="false" fo:line-height="115%" fo:text-indent="0cm" style:auto-text-indent="false" fo:background-color="transparent"/>
      <style:text-properties fo:font-variant="normal" fo:text-transform="none" style:font-name="Ubuntu Mono" fo:font-size="14pt" fo:letter-spacing="normal" fo:font-style="normal" fo:font-weight="bold" officeooo:rsid="00077496" officeooo:paragraph-rsid="00077496" style:font-size-asian="12.25pt" style:font-weight-asian="bold" style:font-size-complex="14pt" style:font-weight-complex="bold"/>
    </style:style>
    <style:style style:name="P12" style:family="paragraph" style:parent-style-name="Text_20_body">
      <loext:graphic-properties draw:fill="none"/>
      <style:paragraph-properties fo:margin-left="-1.6cm" fo:margin-right="-2cm" fo:margin-top="0cm" fo:margin-bottom="0.247cm" loext:contextual-spacing="false" fo:line-height="115%" fo:text-indent="0cm" style:auto-text-indent="false" fo:background-color="transparent"/>
      <style:text-properties fo:font-variant="normal" fo:text-transform="none" style:font-name="Ubuntu Mono" fo:font-size="14pt" fo:letter-spacing="normal" fo:font-style="normal" fo:font-weight="bold" officeooo:rsid="00077496" officeooo:paragraph-rsid="00077496" style:font-size-asian="14pt" style:font-weight-asian="bold" style:font-size-complex="14pt" style:font-weight-complex="bold"/>
    </style:style>
    <style:style style:name="P13" style:family="paragraph" style:parent-style-name="Text_20_body">
      <loext:graphic-properties draw:fill="none"/>
      <style:paragraph-properties fo:margin-left="-1.6cm" fo:margin-right="-2cm" fo:margin-top="0cm" fo:margin-bottom="0.247cm" loext:contextual-spacing="false" fo:line-height="115%" fo:text-indent="0cm" style:auto-text-indent="false" fo:background-color="transparent"/>
      <style:text-properties fo:font-variant="normal" fo:text-transform="none" style:font-name="Ubuntu Mono" fo:font-size="15pt" fo:letter-spacing="normal" fo:font-style="normal" fo:font-weight="bold" officeooo:rsid="00070658" officeooo:paragraph-rsid="00070658" style:font-size-asian="15pt" style:font-weight-asian="bold" style:font-size-complex="15pt" style:font-weight-complex="bold"/>
    </style:style>
    <style:style style:name="P14" style:family="paragraph" style:parent-style-name="Text_20_body">
      <loext:graphic-properties draw:fill="none"/>
      <style:paragraph-properties fo:margin-left="-1.6cm" fo:margin-right="-2cm" fo:margin-top="0cm" fo:margin-bottom="0.247cm" loext:contextual-spacing="false" fo:line-height="115%" fo:text-indent="0cm" style:auto-text-indent="false" fo:background-color="transparent"/>
      <style:text-properties fo:font-variant="normal" fo:text-transform="none" style:font-name="Ubuntu Mono" fo:font-size="15pt" fo:letter-spacing="normal" fo:font-style="normal" fo:font-weight="bold" officeooo:rsid="00067d03" officeooo:paragraph-rsid="00070658" style:font-size-asian="15pt" style:font-weight-asian="bold" style:font-size-complex="15pt" style:font-weight-complex="bold"/>
    </style:style>
    <style:style style:name="P15" style:family="paragraph" style:parent-style-name="Text_20_body">
      <loext:graphic-properties draw:fill="none"/>
      <style:paragraph-properties fo:margin-left="-1.6cm" fo:margin-right="-2cm" fo:margin-top="0cm" fo:margin-bottom="0.247cm" loext:contextual-spacing="false" fo:line-height="115%" fo:text-indent="0cm" style:auto-text-indent="false" fo:background-color="transparent"/>
      <style:text-properties fo:font-variant="normal" fo:text-transform="none" style:font-name="Ubuntu Mono" fo:font-size="15pt" fo:letter-spacing="normal" fo:font-style="normal" fo:font-weight="bold" officeooo:rsid="00077496" officeooo:paragraph-rsid="00077496" style:font-size-asian="15pt" style:font-weight-asian="bold" style:font-size-complex="15pt" style:font-weight-complex="bold"/>
    </style:style>
    <style:style style:name="P16" style:family="paragraph" style:parent-style-name="Text_20_body">
      <loext:graphic-properties draw:fill="none"/>
      <style:paragraph-properties fo:margin-left="-1.6cm" fo:margin-right="-2cm" fo:margin-top="0cm" fo:margin-bottom="0.247cm" loext:contextual-spacing="false" fo:line-height="115%" fo:text-indent="0cm" style:auto-text-indent="false" fo:background-color="transparent"/>
      <style:text-properties fo:font-variant="normal" fo:text-transform="none" style:font-name="Ubuntu Mono" fo:font-size="12pt" fo:letter-spacing="normal" fo:font-style="normal" fo:font-weight="bold" officeooo:rsid="00070658" officeooo:paragraph-rsid="00070658" style:font-size-asian="12pt" style:font-weight-asian="bold" style:font-size-complex="12pt" style:font-weight-complex="bold"/>
    </style:style>
    <style:style style:name="P17" style:family="paragraph" style:parent-style-name="Text_20_body">
      <loext:graphic-properties draw:fill="none"/>
      <style:paragraph-properties fo:margin-left="-1.6cm" fo:margin-right="-2cm" fo:margin-top="0cm" fo:margin-bottom="0.247cm" loext:contextual-spacing="false" fo:line-height="115%" fo:text-indent="0cm" style:auto-text-indent="false" fo:background-color="transparent"/>
      <style:text-properties fo:font-variant="normal" fo:text-transform="none" style:font-name="Ubuntu Mono" fo:font-size="12pt" fo:letter-spacing="normal" fo:font-style="normal" fo:font-weight="bold" officeooo:rsid="00077496" officeooo:paragraph-rsid="00077496" style:font-size-asian="12pt" style:font-weight-asian="bold" style:font-size-complex="12pt" style:font-weight-complex="bold"/>
    </style:style>
    <style:style style:name="P18" style:family="paragraph" style:parent-style-name="Text_20_body">
      <loext:graphic-properties draw:fill="none"/>
      <style:paragraph-properties fo:margin-left="-1.6cm" fo:margin-right="-2cm" fo:margin-top="0cm" fo:margin-bottom="0.247cm" loext:contextual-spacing="false" fo:line-height="115%" fo:text-indent="0cm" style:auto-text-indent="false" fo:background-color="transparent"/>
      <style:text-properties fo:font-variant="normal" fo:text-transform="none" style:font-name="Roboto" fo:font-size="12.75pt" fo:letter-spacing="normal" fo:font-style="normal" fo:font-weight="normal" officeooo:rsid="00070658" officeooo:paragraph-rsid="00070658" style:font-size-asian="15pt" style:font-weight-asian="bold" style:font-size-complex="15pt" style:font-weight-complex="bold"/>
    </style:style>
    <style:style style:name="P19" style:family="paragraph" style:parent-style-name="Text_20_body">
      <loext:graphic-properties draw:fill="none"/>
      <style:paragraph-properties fo:margin-left="-1.6cm" fo:margin-right="-2cm" fo:margin-top="0cm" fo:margin-bottom="0.247cm" loext:contextual-spacing="false" fo:line-height="115%" fo:text-indent="0cm" style:auto-text-indent="false" fo:background-color="transparent"/>
      <style:text-properties fo:font-variant="normal" fo:text-transform="none" style:font-name="Roboto" fo:font-size="12.75pt" fo:letter-spacing="normal" fo:font-style="normal" fo:font-weight="normal" officeooo:rsid="00077496" officeooo:paragraph-rsid="00077496" style:font-size-asian="15pt" style:font-weight-asian="bold" style:font-size-complex="15pt" style:font-weight-complex="bold"/>
    </style:style>
    <style:style style:name="P20" style:family="paragraph" style:parent-style-name="Text_20_body">
      <loext:graphic-properties draw:fill="none"/>
      <style:paragraph-properties fo:margin-left="-1.6cm" fo:margin-right="-2cm" fo:margin-top="0cm" fo:margin-bottom="0.247cm" loext:contextual-spacing="false" fo:line-height="115%" fo:text-indent="0cm" style:auto-text-indent="false" fo:background-color="transparent"/>
      <style:text-properties fo:font-variant="normal" fo:text-transform="none" style:font-name="Roboto" fo:font-size="12.75pt" fo:letter-spacing="normal" fo:font-style="normal" fo:font-weight="normal" officeooo:rsid="00077496" officeooo:paragraph-rsid="00077496" style:font-size-asian="12.25pt" style:font-weight-asian="bold" style:font-size-complex="14pt" style:font-weight-complex="bold"/>
    </style:style>
    <style:style style:name="P21" style:family="paragraph" style:parent-style-name="Text_20_body">
      <loext:graphic-properties draw:fill="none"/>
      <style:paragraph-properties fo:margin-left="-1.6cm" fo:margin-right="-2cm" fo:margin-top="0cm" fo:margin-bottom="0.247cm" loext:contextual-spacing="false" fo:line-height="115%" fo:text-indent="0cm" style:auto-text-indent="false" fo:background-color="transparent"/>
      <style:text-properties fo:font-variant="normal" fo:text-transform="none" style:font-name="Roboto" fo:font-size="12pt" fo:letter-spacing="normal" fo:font-style="normal" fo:font-weight="normal" officeooo:rsid="00077496" officeooo:paragraph-rsid="00077496" style:font-size-asian="12pt" style:font-weight-asian="bold" style:font-size-complex="12pt" style:font-weight-complex="bold"/>
    </style:style>
    <style:style style:name="P22" style:family="paragraph" style:parent-style-name="Text_20_body">
      <loext:graphic-properties draw:fill="none"/>
      <style:paragraph-properties fo:margin-left="-1.6cm" fo:margin-right="-2cm" fo:margin-top="0cm" fo:margin-bottom="0.247cm" loext:contextual-spacing="false" fo:line-height="115%" fo:text-indent="0cm" style:auto-text-indent="false" fo:background-color="transparent"/>
      <style:text-properties style:font-name="Ubuntu Mono" fo:font-size="15pt" fo:font-weight="bold" officeooo:paragraph-rsid="00070658"/>
    </style:style>
    <style:style style:name="P23" style:family="paragraph" style:parent-style-name="Text_20_body">
      <loext:graphic-properties draw:fill="none"/>
      <style:paragraph-properties fo:margin-left="-1.6cm" fo:margin-right="-2cm" fo:margin-top="0cm" fo:margin-bottom="0.247cm" loext:contextual-spacing="false" fo:line-height="115%" fo:text-indent="0cm" style:auto-text-indent="false" fo:break-before="page" fo:background-color="transparent"/>
      <style:text-properties fo:font-variant="normal" fo:text-transform="none" style:font-name="Ubuntu Mono" fo:font-size="15pt" fo:letter-spacing="normal" fo:font-style="normal" fo:font-weight="bold" officeooo:rsid="00077496" officeooo:paragraph-rsid="00077496" style:font-size-asian="15pt" style:font-weight-asian="bold" style:font-size-complex="15pt" style:font-weight-complex="bold"/>
    </style:style>
    <style:style style:name="P24" style:family="paragraph" style:parent-style-name="Heading_20_2">
      <loext:graphic-properties draw:fill="none"/>
      <style:paragraph-properties fo:margin-left="-1.6cm" fo:margin-right="-2cm" fo:text-indent="0cm" style:auto-text-indent="false" fo:background-color="transparent"/>
      <style:text-properties style:font-name="Ubuntu Mono" fo:font-size="20pt" officeooo:rsid="00067d03" officeooo:paragraph-rsid="00067d03" style:font-size-asian="17.5pt" style:font-size-complex="20pt"/>
    </style:style>
    <style:style style:name="P25" style:family="paragraph" style:parent-style-name="Standard" style:master-page-name="">
      <loext:graphic-properties draw:fill="none"/>
      <style:paragraph-properties fo:margin-left="-1.6cm" fo:margin-right="-2cm" fo:text-indent="0cm" style:auto-text-indent="false" style:page-number="auto" fo:background-color="transparent"/>
      <style:text-properties style:font-name="Ubuntu Mono" fo:font-size="28pt" officeooo:rsid="00048aad" officeooo:paragraph-rsid="00048aad" style:font-size-asian="24.5pt" style:font-size-complex="28pt"/>
    </style:style>
    <style:style style:name="P26" style:family="paragraph" style:parent-style-name="Standard">
      <loext:graphic-properties draw:fill="none"/>
      <style:paragraph-properties fo:margin-left="-1.6cm" fo:margin-right="-2cm" fo:text-indent="0cm" style:auto-text-indent="false" fo:background-color="transparent"/>
      <style:text-properties style:font-name="Ubuntu Mono" fo:font-size="28pt" officeooo:rsid="00048aad" officeooo:paragraph-rsid="00048aad" style:font-size-asian="24.5pt" style:font-size-complex="28pt"/>
    </style:style>
    <style:style style:name="P27" style:family="paragraph" style:parent-style-name="Standard">
      <loext:graphic-properties draw:fill="none"/>
      <style:paragraph-properties fo:margin-left="-1.6cm" fo:margin-right="-2cm" fo:text-indent="0cm" style:auto-text-indent="false" fo:background-color="transparent"/>
      <style:text-properties style:font-name="Ubuntu Mono" fo:font-size="28pt" fo:font-weight="bold" officeooo:rsid="00048aad" officeooo:paragraph-rsid="00048aad" style:font-size-asian="24.5pt" style:font-weight-asian="bold" style:font-size-complex="28pt" style:font-weight-complex="bold"/>
    </style:style>
    <style:style style:name="P28" style:family="paragraph" style:parent-style-name="Standard">
      <loext:graphic-properties draw:fill="none"/>
      <style:paragraph-properties fo:margin-left="-1.6cm" fo:margin-right="-2cm" fo:text-indent="0cm" style:auto-text-indent="false" fo:background-color="transparent"/>
      <style:text-properties style:font-name="Ubuntu Mono" fo:font-size="20pt" fo:font-weight="bold" officeooo:rsid="00048aad" officeooo:paragraph-rsid="00048aad" style:font-size-asian="17.5pt" style:font-weight-asian="bold" style:font-size-complex="20pt" style:font-weight-complex="bold"/>
    </style:style>
    <style:style style:name="P29" style:family="paragraph" style:parent-style-name="Standard">
      <loext:graphic-properties draw:fill="none"/>
      <style:paragraph-properties fo:margin-left="-1.6cm" fo:margin-right="-2cm" fo:text-indent="0cm" style:auto-text-indent="false" fo:background-color="transparent"/>
      <style:text-properties style:font-name="Ubuntu Mono" fo:font-size="20pt" fo:font-weight="bold" officeooo:rsid="00048aad" officeooo:paragraph-rsid="00067d03" style:font-size-asian="17.5pt" style:font-weight-asian="bold" style:font-size-complex="20pt" style:font-weight-complex="bold"/>
    </style:style>
    <style:style style:name="P30" style:family="paragraph" style:parent-style-name="Standard">
      <loext:graphic-properties draw:fill="none"/>
      <style:paragraph-properties fo:margin-left="-1.6cm" fo:margin-right="-2cm" fo:text-indent="0cm" style:auto-text-indent="false" fo:background-color="transparent"/>
      <style:text-properties style:font-name="Ubuntu Mono" fo:font-size="14pt" fo:font-weight="bold" officeooo:rsid="00048aad" officeooo:paragraph-rsid="00048aad" style:font-size-asian="12.25pt" style:font-weight-asian="bold" style:font-size-complex="14pt" style:font-weight-complex="bold"/>
    </style:style>
    <style:style style:name="P31" style:family="paragraph" style:parent-style-name="Standard">
      <loext:graphic-properties draw:fill="none"/>
      <style:paragraph-properties fo:margin-left="-1.6cm" fo:margin-right="-2cm" fo:text-indent="0cm" style:auto-text-indent="false" fo:background-color="transparent"/>
      <style:text-properties style:font-name="Ubuntu Mono" fo:font-size="14pt" fo:font-weight="bold" officeooo:rsid="00048aad" officeooo:paragraph-rsid="00067d03" style:font-size-asian="12.25pt" style:font-weight-asian="bold" style:font-size-complex="14pt" style:font-weight-complex="bold"/>
    </style:style>
    <style:style style:name="P32" style:family="paragraph" style:parent-style-name="Standard">
      <loext:graphic-properties draw:fill="none"/>
      <style:paragraph-properties fo:margin-left="-1.6cm" fo:margin-right="-2cm" fo:text-indent="0cm" style:auto-text-indent="false" fo:background-color="transparent"/>
      <style:text-properties style:font-name="Ubuntu Mono" fo:font-size="14pt" fo:font-weight="bold" officeooo:rsid="00067d03" officeooo:paragraph-rsid="00067d03" style:font-size-asian="12.25pt" style:font-weight-asian="bold" style:font-size-complex="14pt" style:font-weight-complex="bold"/>
    </style:style>
    <style:style style:name="P33" style:family="paragraph" style:parent-style-name="Standard">
      <loext:graphic-properties draw:fill="none"/>
      <style:paragraph-properties fo:margin-left="-1.6cm" fo:margin-right="-2cm" fo:text-indent="0cm" style:auto-text-indent="false" fo:background-color="transparent"/>
      <style:text-properties style:font-name="Ubuntu Mono" fo:font-size="14pt" fo:font-weight="bold" officeooo:paragraph-rsid="00067d03" style:font-size-asian="14pt" style:font-weight-asian="bold" style:font-size-complex="14pt" style:font-weight-complex="bold"/>
    </style:style>
    <style:style style:name="P34" style:family="paragraph" style:parent-style-name="Standard">
      <loext:graphic-properties draw:fill="none"/>
      <style:paragraph-properties fo:margin-left="-1.6cm" fo:margin-right="-2cm" fo:text-indent="0cm" style:auto-text-indent="false" fo:background-color="transparent"/>
      <style:text-properties style:font-name="Ubuntu Mono" fo:font-size="12pt" fo:font-weight="bold" officeooo:rsid="00048aad" officeooo:paragraph-rsid="00048aad" style:font-size-asian="12pt" style:font-weight-asian="bold" style:font-size-complex="12pt" style:font-weight-complex="bold"/>
    </style:style>
    <style:style style:name="P35" style:family="paragraph" style:parent-style-name="Standard">
      <loext:graphic-properties draw:fill="none"/>
      <style:paragraph-properties fo:margin-left="-1.6cm" fo:margin-right="-2cm" fo:text-indent="0cm" style:auto-text-indent="false" fo:background-color="transparent"/>
      <style:text-properties style:font-name="Ubuntu Mono" fo:font-size="12pt" fo:font-weight="bold" officeooo:rsid="00048aad" officeooo:paragraph-rsid="0005bd8f" style:font-size-asian="12pt" style:font-weight-asian="bold" style:font-size-complex="12pt" style:font-weight-complex="bold"/>
    </style:style>
    <style:style style:name="P36" style:family="paragraph" style:parent-style-name="Standard">
      <loext:graphic-properties draw:fill="none"/>
      <style:paragraph-properties fo:margin-left="-1.6cm" fo:margin-right="-2cm" fo:text-indent="0cm" style:auto-text-indent="false" fo:background-color="transparent"/>
      <style:text-properties style:font-name="Ubuntu Mono" fo:font-size="12pt" fo:font-weight="bold" officeooo:rsid="00067d03" officeooo:paragraph-rsid="00067d03" style:font-size-asian="12pt" style:font-weight-asian="bold" style:font-size-complex="12pt" style:font-weight-complex="bold"/>
    </style:style>
    <style:style style:name="P37" style:family="paragraph" style:parent-style-name="Standard">
      <loext:graphic-properties draw:fill="none"/>
      <style:paragraph-properties fo:margin-left="-1.6cm" fo:margin-right="-2cm" fo:text-indent="0cm" style:auto-text-indent="false" fo:background-color="transparent"/>
      <style:text-properties style:font-name="Ubuntu Mono" fo:font-size="12pt" fo:font-weight="bold" officeooo:paragraph-rsid="00067d03" style:font-size-asian="12pt" style:font-weight-asian="bold" style:font-size-complex="12pt" style:font-weight-complex="bold"/>
    </style:style>
    <style:style style:name="P38" style:family="paragraph" style:parent-style-name="Standard">
      <loext:graphic-properties draw:fill="none"/>
      <style:paragraph-properties fo:margin-left="-1.6cm" fo:margin-right="-2cm" fo:text-indent="0cm" style:auto-text-indent="false" fo:background-color="transparent"/>
      <style:text-properties fo:font-size="14pt" officeooo:rsid="00048aad" officeooo:paragraph-rsid="00067d03" style:font-size-asian="12.25pt" style:font-size-complex="14pt"/>
    </style:style>
    <style:style style:name="P39" style:family="paragraph" style:parent-style-name="Standard">
      <loext:graphic-properties draw:fill="none"/>
      <style:paragraph-properties fo:margin-left="-1.6cm" fo:margin-right="-2cm" fo:text-indent="0cm" style:auto-text-indent="false" fo:background-color="transparent"/>
      <style:text-properties officeooo:paragraph-rsid="00067d03"/>
    </style:style>
    <style:style style:name="P40" style:family="paragraph" style:parent-style-name="Text_20_body">
      <loext:graphic-properties draw:fill="none"/>
      <style:paragraph-properties fo:margin-left="-1.6cm" fo:margin-right="-2cm" fo:text-indent="0cm" style:auto-text-indent="false" fo:background-color="transparent"/>
      <style:text-properties fo:font-variant="normal" fo:text-transform="none" style:font-name="Ubuntu Mono" fo:font-size="10.5pt" fo:letter-spacing="normal" fo:font-style="normal" fo:font-weight="bold" officeooo:rsid="00067d03" officeooo:paragraph-rsid="00067d03" style:font-size-asian="10.5pt" style:font-weight-asian="bold" style:font-size-complex="10.5pt" style:font-weight-complex="bold"/>
    </style:style>
    <style:style style:name="P41" style:family="paragraph" style:parent-style-name="Text_20_body">
      <loext:graphic-properties draw:fill="none"/>
      <style:paragraph-properties fo:margin-left="-1.6cm" fo:margin-right="-2cm" fo:line-height="100%" fo:text-indent="0cm" style:auto-text-indent="false" fo:background-color="transparent"/>
      <style:text-properties fo:font-variant="normal" fo:text-transform="none" style:font-name="Ubuntu Mono" fo:font-size="10.5pt" fo:letter-spacing="normal" fo:font-style="normal" fo:font-weight="bold" officeooo:rsid="00067d03" officeooo:paragraph-rsid="00067d03" style:font-size-asian="10.5pt" style:font-weight-asian="bold" style:font-size-complex="10.5pt" style:font-weight-complex="bold"/>
    </style:style>
    <style:style style:name="P42" style:family="paragraph" style:parent-style-name="Text_20_body">
      <loext:graphic-properties draw:fill="none"/>
      <style:paragraph-properties fo:margin-left="-1.6cm" fo:margin-right="-2cm" fo:margin-top="0cm" fo:margin-bottom="0.247cm" loext:contextual-spacing="false" fo:line-height="115%" fo:text-indent="0cm" style:auto-text-indent="false" fo:background-color="transparent"/>
      <style:text-properties fo:font-variant="normal" fo:text-transform="none" style:font-name="Ubuntu Mono" fo:font-size="12pt" fo:letter-spacing="normal" fo:font-style="normal" fo:font-weight="bold" officeooo:rsid="00077496" officeooo:paragraph-rsid="00077496" style:font-size-asian="12pt" style:font-weight-asian="bold" style:font-size-complex="12pt" style:font-weight-complex="bold"/>
    </style:style>
    <style:style style:name="P43" style:family="paragraph" style:parent-style-name="Text_20_body">
      <loext:graphic-properties draw:fill="none"/>
      <style:paragraph-properties fo:margin-left="-1.6cm" fo:margin-right="-2cm" fo:margin-top="0cm" fo:margin-bottom="0.247cm" loext:contextual-spacing="false" fo:line-height="100%" fo:text-indent="0cm" style:auto-text-indent="false" fo:background-color="transparent"/>
      <style:text-properties fo:font-variant="normal" fo:text-transform="none" style:font-name="Ubuntu Mono" fo:font-size="10.5pt" fo:letter-spacing="normal" fo:font-style="normal" fo:font-weight="bold" officeooo:rsid="00067d03" officeooo:paragraph-rsid="00067d03" style:font-size-asian="10.5pt" style:font-weight-asian="bold" style:font-size-complex="10.5pt" style:font-weight-complex="bold"/>
    </style:style>
    <style:style style:name="P44" style:family="paragraph" style:parent-style-name="Text_20_body">
      <loext:graphic-properties draw:fill="none"/>
      <style:paragraph-properties fo:margin-left="-1.6cm" fo:margin-right="-2cm" fo:margin-top="0cm" fo:margin-bottom="0.247cm" loext:contextual-spacing="false" fo:line-height="100%" fo:text-indent="0cm" style:auto-text-indent="false" fo:background-color="transparent"/>
      <style:text-properties fo:font-variant="normal" fo:text-transform="none" style:font-name="Ubuntu Mono" fo:font-size="10.5pt" fo:letter-spacing="normal" fo:font-style="normal" fo:font-weight="bold" officeooo:rsid="00067d03" officeooo:paragraph-rsid="0008f5f5" style:font-size-asian="10.5pt" style:font-weight-asian="bold" style:font-size-complex="10.5pt" style:font-weight-complex="bold"/>
    </style:style>
    <style:style style:name="P45" style:family="paragraph" style:parent-style-name="Text_20_body">
      <loext:graphic-properties draw:fill="none"/>
      <style:paragraph-properties fo:margin-left="-1.6cm" fo:margin-right="-2cm" fo:margin-top="0cm" fo:margin-bottom="0.247cm" loext:contextual-spacing="false" fo:line-height="115%" fo:text-indent="0cm" style:auto-text-indent="false" fo:background-color="transparent"/>
      <style:text-properties fo:font-variant="normal" fo:text-transform="none" style:font-name="Ubuntu Mono" fo:font-size="15pt" fo:letter-spacing="normal" fo:font-style="normal" fo:font-weight="bold" officeooo:rsid="00070658" officeooo:paragraph-rsid="00070658" style:font-size-asian="15pt" style:font-weight-asian="bold" style:font-size-complex="15pt" style:font-weight-complex="bold"/>
    </style:style>
    <style:style style:name="P46" style:family="paragraph" style:parent-style-name="Text_20_body">
      <loext:graphic-properties draw:fill="none"/>
      <style:paragraph-properties fo:margin-left="-1.6cm" fo:margin-right="-2cm" fo:margin-top="0cm" fo:margin-bottom="0.247cm" loext:contextual-spacing="false" fo:line-height="115%" fo:text-indent="0cm" style:auto-text-indent="false" fo:background-color="transparent"/>
      <style:text-properties fo:font-variant="normal" fo:text-transform="none" style:font-name="Ubuntu Mono" fo:font-size="15pt" fo:letter-spacing="normal" fo:font-style="normal" fo:font-weight="bold" officeooo:rsid="00077496" officeooo:paragraph-rsid="00077496" style:font-size-asian="15pt" style:font-weight-asian="bold" style:font-size-complex="15pt" style:font-weight-complex="bold"/>
    </style:style>
    <style:style style:name="P47" style:family="paragraph" style:parent-style-name="Text_20_body" style:master-page-name="">
      <loext:graphic-properties draw:fill="none"/>
      <style:paragraph-properties fo:margin-left="-1.6cm" fo:margin-right="-2cm" fo:margin-top="0cm" fo:margin-bottom="0.247cm" loext:contextual-spacing="false" fo:line-height="100%" fo:text-indent="0cm" style:auto-text-indent="false" style:page-number="auto" fo:background-color="transparent"/>
      <style:text-properties fo:font-variant="normal" fo:text-transform="none" style:font-name="Ubuntu Mono" fo:font-size="10.5pt" fo:letter-spacing="normal" fo:font-style="normal" fo:font-weight="bold" officeooo:rsid="00067d03" officeooo:paragraph-rsid="00067d03" style:font-size-asian="10.5pt" style:font-weight-asian="bold" style:font-size-complex="10.5pt" style:font-weight-complex="bold"/>
    </style:style>
    <style:style style:name="P48" style:family="paragraph" style:parent-style-name="Text_20_body" style:master-page-name="">
      <loext:graphic-properties draw:fill="none"/>
      <style:paragraph-properties fo:margin-left="-1.6cm" fo:margin-right="-2cm" fo:margin-top="0cm" fo:margin-bottom="0.247cm" loext:contextual-spacing="false" fo:line-height="115%" fo:text-indent="0cm" style:auto-text-indent="false" style:page-number="auto" fo:background-color="transparent"/>
      <style:text-properties fo:font-variant="normal" fo:text-transform="none" style:font-name="Ubuntu Mono" fo:font-size="10.5pt" fo:letter-spacing="normal" fo:font-style="normal" fo:font-weight="bold" officeooo:rsid="00070658" officeooo:paragraph-rsid="00070658" style:font-size-asian="10.5pt" style:font-weight-asian="bold" style:font-size-complex="10.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 Mono" fo:font-size="14pt" fo:font-weight="bold" officeooo:rsid="00067d03" style:font-size-asian="12.25pt" style:font-weight-asian="bold" style:font-size-complex="14pt" style:font-weight-complex="bold"/>
    </style:style>
    <style:style style:name="T3" style:family="text">
      <style:text-properties style:font-name="Ubuntu Mono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Ubuntu Mono" fo:font-size="20pt" fo:font-weight="bold" style:font-size-asian="17.5pt" style:font-weight-asian="bold" style:font-size-complex="20pt" style:font-weight-complex="bold"/>
    </style:style>
    <style:style style:name="T5" style:family="text">
      <style:text-properties style:font-name="Ubuntu Mono" fo:font-size="20pt" fo:font-weight="bold" officeooo:rsid="00067d03" style:font-size-asian="17.5pt" style:font-weight-asian="bold" style:font-size-complex="20pt" style:font-weight-complex="bold"/>
    </style:style>
    <style:style style:name="T6" style:family="text">
      <style:text-properties fo:font-variant="normal" fo:text-transform="none" fo:letter-spacing="normal" fo:font-style="normal" style:font-size-asian="15pt" style:font-weight-asian="bold" style:font-size-complex="15pt" style:font-weight-complex="bold"/>
    </style:style>
    <style:style style:name="T7" style:family="text">
      <style:text-properties fo:font-variant="normal" fo:text-transform="none" fo:letter-spacing="normal" fo:font-style="normal" officeooo:rsid="00067d03" style:font-size-asian="15pt" style:font-weight-asian="bold" style:font-size-complex="15pt" style:font-weight-complex="bold"/>
    </style:style>
    <style:style style:name="T8" style:family="text">
      <style:text-properties fo:font-variant="normal" fo:text-transform="none" fo:letter-spacing="normal" fo:font-style="normal" officeooo:rsid="00070658" style:font-size-asian="13.1000003814697pt" style:font-weight-asian="bold" style:font-size-complex="15pt" style:font-weight-complex="bold"/>
    </style:style>
    <style:style style:name="T9" style:family="text">
      <style:text-properties fo:font-variant="normal" fo:text-transform="none" fo:letter-spacing="normal" fo:font-style="normal" officeooo:rsid="00067d03" style:font-size-asian="13.1000003814697pt" style:font-weight-asian="bold" style:font-size-complex="15pt" style:font-weight-complex="bold"/>
    </style:style>
    <style:style style:name="T10" style:family="text">
      <style:text-properties officeooo:rsid="00067d03" style:font-size-asian="13.1000003814697pt" style:font-weight-asian="bold" style:font-size-complex="15pt" style:font-weight-complex="bold"/>
    </style:style>
    <style:style style:name="T11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 text:c="12"/><text:span text:style-name="T1">DBMS</text:span> <text:span text:style-name="T1">ASSIGNMENT</text:span>-<text:span text:style-name="T1">6</text:span></text:p>
      <text:p text:style-name="P26"><text:tab/><text:tab/><text:tab/><text:span text:style-name="T1">20BCS009</text:span>-<text:span text:style-name="T1">ANZAL</text:span> <text:span text:style-name="T1">HUSAIN</text:span> <text:span text:style-name="T1">ABIDI</text:span></text:p>
      <text:p text:style-name="P27"/>
      <text:p text:style-name="P28">CREATION OF GIVEN TABLES:</text:p>
      <text:p text:style-name="P28"/>
      <text:p text:style-name="P28">&gt;mysql use 20BCS009;</text:p>
      <text:p text:style-name="P28"/>
      <text:p text:style-name="P28">TABLE NAME sales:</text:p>
      <text:p text:style-name="P30"/>
      <text:p text:style-name="P30"><text:s/>&gt;mysql create table sales(OrderId int primary key,</text:p>
      <text:p text:style-name="P30"><text:s/>OrderDate date,</text:p>
      <text:p text:style-name="P30"><text:s/>OrderPrice int, </text:p>
      <text:p text:style-name="P30"><text:s/>OrderQuantity int, </text:p>
      <text:p text:style-name="P30"><text:s/>CustomerName varchar(20));</text:p>
      <text:p text:style-name="P30"><text:s/></text:p>
      <text:p text:style-name="P30"/>
      <text:p text:style-name="P30"><text:s/>&gt;mysql insert into sales values(1,'2005-12-22',160,2,'Smith');</text:p>
      <text:p text:style-name="P30"><text:s/>&gt;mysql insert into sales values(2,'2005-08-10',190,2,'Johnson');</text:p>
      <text:p text:style-name="P30"><text:s/>&gt;mysql insert into sales values(3,'2005-07-13',500,5,'Baldwin');</text:p>
      <text:p text:style-name="P30"><text:s/>&gt;mysql insert into sales values(4,'2005-07-15',420,2,'Smith');</text:p>
      <text:p text:style-name="P30"><text:s/>&gt;mysql insert into sales values(5,'2005-12-22',1000,4,'Wood');</text:p>
      <text:p text:style-name="P30"><text:s/>&gt;mysql insert into sales values(6,'2005-10-02',820,4,'Smith');</text:p>
      <text:p text:style-name="P30"><text:s/>&gt;mysql insert into sales values(7,'2005-11-03',2000,2,'Baldwin');</text:p>
      <text:p text:style-name="P30"><text:s/>&gt;mysql insert into sales values(8,'2002-12-22',1000,4,'Wood');</text:p>
      <text:p text:style-name="P30"><text:s/>&gt;mysql insert into sales values(9,'2004-12-29',5000,4,'Smith');</text:p>
      <text:p text:style-name="P30"/>
      <text:p text:style-name="P30"/>
      <text:p text:style-name="P34"><text:s/>&gt;mysql select * from sales;</text:p>
      <text:p text:style-name="P34"><text:s text:c="2"/></text:p>
      <text:p text:style-name="P34"><text:s/>+---------+------------+------------+---------------+--------------+</text:p>
      <text:p text:style-name="P34"><text:s/>| OrderId | OrderDate <text:s/>| OrderPrice | OrderQuantity | CustomerName |</text:p>
      <text:p text:style-name="P34"><text:s/>+---------+------------+------------+---------------+--------------+</text:p>
      <text:p text:style-name="P34"><text:s/>| <text:s text:c="6"/>1 | 2005-12-22 | <text:s text:c="7"/>160 | <text:s text:c="12"/>2 | Smith <text:s text:c="7"/>|</text:p>
      <text:p text:style-name="P34"><text:s/>| <text:s text:c="6"/>2 | 2005-08-10 | <text:s text:c="7"/>190 | <text:s text:c="12"/>2 | Johnson <text:s text:c="5"/>|</text:p>
      <text:p text:style-name="P34"><text:s/>| <text:s text:c="6"/>3 | 2005-07-13 | <text:s text:c="7"/>500 | <text:s text:c="12"/>5 | Baldwin <text:s text:c="5"/>|</text:p>
      <text:p text:style-name="P34"><text:s/>| <text:s text:c="6"/>4 | 2005-07-15 | <text:s text:c="7"/>420 | <text:s text:c="12"/>2 | Smith <text:s text:c="7"/>|</text:p>
      <text:p text:style-name="P34"><text:s/>| <text:s text:c="6"/>5 | 2005-12-22 | <text:s text:c="6"/>1000 | <text:s text:c="12"/>4 | Wood <text:s text:c="8"/>|</text:p>
      <text:p text:style-name="P34"><text:s/>| <text:s text:c="6"/>6 | 2005-10-02 | <text:s text:c="7"/>820 | <text:s text:c="12"/>4 | Smith <text:s text:c="7"/>|</text:p>
      <text:p text:style-name="P34"><text:s/>| <text:s text:c="6"/>7 | 2005-11-03 | <text:s text:c="6"/>2000 | <text:s text:c="12"/>2 | Baldwin <text:s text:c="5"/>|</text:p>
      <text:p text:style-name="P34"><text:s/>| <text:s text:c="6"/>8 | 2002-12-22 | <text:s text:c="6"/>1000 | <text:s text:c="12"/>4 | Wood <text:s text:c="8"/>|</text:p>
      <text:p text:style-name="P34"><text:s/>| <text:s text:c="6"/>9 | 2004-12-29 | <text:s text:c="6"/>5000 | <text:s text:c="12"/>4 | Smith <text:s text:c="7"/>|</text:p>
      <text:p text:style-name="P34"><text:s/>+---------+------------+------------+---------------+--------------+</text:p>
      <text:p text:style-name="P34"><text:s/></text:p>
      <text:p text:style-name="P30"/>
      <text:p text:style-name="P28"/>
      <text:p text:style-name="P28"/>
      <text:p text:style-name="P28"/>
      <text:p text:style-name="P28"><text:soft-page-break/></text:p>
      <text:p text:style-name="P28">TABLE NAME products:</text:p>
      <text:p text:style-name="P28"/>
      <text:p text:style-name="P30">&gt;mysql create table products(Product_id varchar(20) primary key, </text:p>
      <text:p text:style-name="P30"><text:s/>OrderId int, </text:p>
      <text:p text:style-name="P30"><text:s/>Manufacture_Date varchar(20), </text:p>
      <text:p text:style-name="P30"><text:s/>Raw_Material varchar(20), </text:p>
      <text:p text:style-name="P30"><text:s/>Vender_id int);</text:p>
      <text:p text:style-name="P30"><text:s/></text:p>
      <text:p text:style-name="P30"/>
      <text:p text:style-name="P30">&gt;mysql insert into products values('AZ145',2,'2005-12-23','Steel',1);</text:p>
      <text:p text:style-name="P30">&gt;mysql insert into products values('CS784',4,'2005-11-28','Plastic',2);</text:p>
      <text:p text:style-name="P30">&gt;mysql insert into products values('AZ147',6,'2002-08-15','Steel',3);</text:p>
      <text:p text:style-name="P30">&gt;mysql insert into products values('FD344',3,'2005-11-03','Milk',1);</text:p>
      <text:p text:style-name="P30">&gt;mysql insert into products values('GR233',3,'2005-11-30','Pulses',2);</text:p>
      <text:p text:style-name="P30">&gt;mysql insert into products values('FD123',2,'2005-10-03','Milk',2);</text:p>
      <text:p text:style-name="P30">&gt;mysql insert into products values('CS783',1,'2004-11-03','Plastic',2);</text:p>
      <text:p text:style-name="P30">&gt;mysql insert into products values('CS435',5,'2001-11-04','Steel',1);</text:p>
      <text:p text:style-name="P30">&gt;mysql insert into products values('GR567',6,'2005-09-03','Pulses',2);</text:p>
      <text:p text:style-name="P30">&gt;mysql insert into products values('FD267',5,'2002-21-03','Bread',4);</text:p>
      <text:p text:style-name="P30">&gt;mysql insert into products values('FD333',9,'2001-12-12','Milk',1);</text:p>
      <text:p text:style-name="P28"/>
      <text:p text:style-name="P34"/>
      <text:p text:style-name="P34">&gt;mysql select * from products;</text:p>
      <text:p text:style-name="P34"/>
      <text:p text:style-name="P34"><text:s/>+------------+---------+------------------+--------------+-----------+</text:p>
      <text:p text:style-name="P34"><text:s/>| Product_id | OrderId | Manufacture_Date | Raw_Material | Vender_id |</text:p>
      <text:p text:style-name="P34"><text:s/>+------------+---------+------------------+--------------+-----------+</text:p>
      <text:p text:style-name="P34"><text:s/>| AZ145 <text:s text:c="5"/>| <text:s text:c="6"/>2 | 2005-12-23 <text:s text:c="6"/>| Steel <text:s text:c="7"/>| <text:s text:c="8"/>1 |</text:p>
      <text:p text:style-name="P34"><text:s/>| AZ147 <text:s text:c="5"/>| <text:s text:c="6"/>6 | 2002-08-15 <text:s text:c="6"/>| Steel <text:s text:c="7"/>| <text:s text:c="8"/>3 |</text:p>
      <text:p text:style-name="P34"><text:s/>| CS435 <text:s text:c="5"/>| <text:s text:c="6"/>5 | 2001-11-04 <text:s text:c="6"/>| Steel <text:s text:c="7"/>| <text:s text:c="8"/>1 |</text:p>
      <text:p text:style-name="P34"><text:s/>| CS783 <text:s text:c="5"/>| <text:s text:c="6"/>1 | 2004-11-03 <text:s text:c="6"/>| Plastic <text:s text:c="5"/>| <text:s text:c="8"/>2 |</text:p>
      <text:p text:style-name="P34"><text:s/>| CS784 <text:s text:c="5"/>| <text:s text:c="6"/>4 | 2005-11-28 <text:s text:c="6"/>| Plastic <text:s text:c="5"/>| <text:s text:c="8"/>2 |</text:p>
      <text:p text:style-name="P34"><text:s/>| FD123 <text:s text:c="5"/>| <text:s text:c="6"/>2 | 2005-10-03 <text:s text:c="6"/>| Milk <text:s text:c="8"/>| <text:s text:c="8"/>2 |</text:p>
      <text:p text:style-name="P34"><text:s/>| FD267 <text:s text:c="5"/>| <text:s text:c="6"/>5 | 2002-21-03 <text:s text:c="6"/>| Bread <text:s text:c="7"/>| <text:s text:c="8"/>4 |</text:p>
      <text:p text:style-name="P34"><text:s/>| FD333 <text:s text:c="5"/>| <text:s text:c="6"/>9 | 2001-12-12 <text:s text:c="6"/>| Milk <text:s text:c="8"/>| <text:s text:c="8"/>1 |</text:p>
      <text:p text:style-name="P34"><text:s/>| FD344 <text:s text:c="5"/>| <text:s text:c="6"/>3 | 2005-11-03 <text:s text:c="6"/>| Milk <text:s text:c="8"/>| <text:s text:c="8"/>1 |</text:p>
      <text:p text:style-name="P34"><text:s/>| GR233 <text:s text:c="5"/>| <text:s text:c="6"/>3 | 2005-11-30 <text:s text:c="6"/>| Pulses <text:s text:c="6"/>| <text:s text:c="8"/>2 |</text:p>
      <text:p text:style-name="P34"><text:s/>| GR567 <text:s text:c="5"/>| <text:s text:c="6"/>6 | 2005-09-03 <text:s text:c="6"/>| Pulses <text:s text:c="6"/>| <text:s text:c="8"/>2 |</text:p>
      <text:p text:style-name="P34"><text:s/>+------------+---------+------------------+--------------+-----------+</text:p>
      <text:p text:style-name="P30"><text:s/></text:p>
      <text:p text:style-name="P9">TABLE NAME vender_info:</text:p>
      <text:p text:style-name="P28"/>
      <text:p text:style-name="P30">&gt;mysql create table vender_info(Vender_id int primary key, Vender_name varchar(20));</text:p>
      <text:p text:style-name="P30"/>
      <text:p text:style-name="P30">&gt;mysql insert into vender_info values(1,'Smith');</text:p>
      <text:p text:style-name="P30">&gt;mysql insert into vender_info values(2,'Wills');</text:p>
      <text:p text:style-name="P30">&gt;mysql insert into vender_info values(3,'Johnson');</text:p>
      <text:p text:style-name="P30">&gt;mysql insert into vender_info values(4,'Roger');</text:p>
      <text:p text:style-name="P30"/>
      <text:p text:style-name="P30"/>
      <text:p text:style-name="P34">&gt;select * from vender_info:</text:p>
      <text:p text:style-name="P34"/>
      <text:p text:style-name="P34"/>
      <text:p text:style-name="P34"><text:s/>+-----------+-------------+</text:p>
      <text:p text:style-name="P34"><text:s/>| Vender_id | Vender_name |</text:p>
      <text:p text:style-name="P34"><text:s/>+-----------+-------------+</text:p>
      <text:p text:style-name="P34"><text:s/>| <text:s text:c="8"/>1 | Smith <text:s text:c="6"/>|</text:p>
      <text:p text:style-name="P34"><text:s/>| <text:s text:c="8"/>2 | Wills <text:s text:c="6"/>|</text:p>
      <text:p text:style-name="P34"><text:s/>| <text:s text:c="8"/>3 | Johnson <text:s text:c="4"/>|</text:p>
      <text:p text:style-name="P34"><text:s/>| <text:s text:c="8"/>4 | Roger <text:s text:c="6"/>|</text:p>
      <text:p text:style-name="P35"><text:s/>+-----------+-------------+</text:p>
      <text:p text:style-name="P31"><text:s text:c="97"/></text:p>
      <text:p text:style-name="P29"/>
      <text:p text:style-name="P29"/>
      <text:p text:style-name="P38"><text:span text:style-name="T4">TABLE NAME vender</text:span><text:span text:style-name="T5">s</text:span><text:span text:style-name="T4">:</text:span></text:p>
      <text:p text:style-name="P29"/>
      <text:p text:style-name="P32">&gt;mysql create table venders(Raw_Material varchar(20), Venders varchar(20), Vender_id int);</text:p>
      <text:p text:style-name="P32"/>
      <text:p text:style-name="P32"/>
      <text:p text:style-name="P32">&gt;mysql insert into venders values('Steel','Smith',1);</text:p>
      <text:p text:style-name="P32">&gt;mysql insert into venders values('Plastic','Wills',2);</text:p>
      <text:p text:style-name="P32">&gt;mysql insert into venders values('Steel','Johnson',3);</text:p>
      <text:p text:style-name="P32">&gt;mysql insert into venders values('Milk','Smith',1);</text:p>
      <text:p text:style-name="P32">&gt;mysql insert into venders values('Pulses','Wills',2);</text:p>
      <text:p text:style-name="P32">&gt;mysql insert into venders values('Bread','Roger',4);</text:p>
      <text:p text:style-name="P32">&gt;mysql insert into venders values('Bread','Wills',2);</text:p>
      <text:p text:style-name="P32">&gt;mysql insert into venders values('Milk','Wills',3);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36">&gt;mysql select * from venders;</text:p>
      <text:p text:style-name="P36"/>
      <text:p text:style-name="P36"><text:s/>+--------------+---------+-----------+</text:p>
      <text:p text:style-name="P36"><text:s/>| Raw_Material | Venders | Vender_id |</text:p>
      <text:p text:style-name="P36"><text:s/>+--------------+---------+-----------+</text:p>
      <text:p text:style-name="P36"><text:s/>| Steel <text:s text:c="7"/>| Smith <text:s text:c="2"/>| <text:s text:c="8"/>1 |</text:p>
      <text:p text:style-name="P36"><text:s/>| Plastic <text:s text:c="5"/>| Wills <text:s text:c="2"/>| <text:s text:c="8"/>2 |</text:p>
      <text:p text:style-name="P36"><text:s/>| Steel <text:s text:c="7"/>| Johnson | <text:s text:c="8"/>3 |</text:p>
      <text:p text:style-name="P36"><text:s/>| Milk <text:s text:c="8"/>| Smith <text:s text:c="2"/>| <text:s text:c="8"/>1 |</text:p>
      <text:p text:style-name="P36"><text:s/>| Pulses <text:s text:c="6"/>| Wills <text:s text:c="2"/>| <text:s text:c="8"/>2 |</text:p>
      <text:p text:style-name="P36"><text:s/>| Bread <text:s text:c="7"/>| Roger <text:s text:c="2"/>| <text:s text:c="8"/>4 |</text:p>
      <text:p text:style-name="P36"><text:s/>| Bread <text:s text:c="7"/>| Wills <text:s text:c="2"/>| <text:s text:c="8"/>2 |</text:p>
      <text:p text:style-name="P36"><text:s/>| Milk <text:s text:c="8"/>| Wills <text:s text:c="2"/>| <text:s text:c="8"/>3 |</text:p>
      <text:p text:style-name="P32"><text:span text:style-name="T11"><text:s/>+--------------+---------+-----------+ </text:span><text:s text:c="44"/></text:p>
      <text:p text:style-name="P32"><text:s text:c="2"/></text:p>
      <text:p text:style-name="P32"/>
      <text:h text:style-name="P24" text:outline-level="2">Exercise on Intermediate Queries:</text:h>
      <text:p text:style-name="P1"/>
      <text:p text:style-name="P2"><text:span text:style-name="T10">a)</text:span><text:span text:style-name="T6">Display product information which is ordered in the same year of its manufacturing year.</text:span></text:p>
      <text:p text:style-name="P32"/>
      <text:p text:style-name="P39"><text:span text:style-name="T2">&gt;mysql </text:span><text:span text:style-name="T3">select p.* from products p, sales s where year(p.Manufacture_date) = year(s.OrderDate) and p.OrderId = s.OrderId;</text:span></text:p>
      <text:p text:style-name="P33"/>
      <text:p text:style-name="P37"/>
      <text:p text:style-name="P37">Output:</text:p>
      <text:p text:style-name="P37"><text:s/>+------------+---------+------------------+--------------+-----------+</text:p>
      <text:p text:style-name="P37"><text:s/>| Product_id | OrderId | Manufacture_Date | Raw_Material | Vender_id |</text:p>
      <text:p text:style-name="P37"><text:s/>+------------+---------+------------------+--------------+-----------+</text:p>
      <text:p text:style-name="P37"><text:s/>| AZ145 <text:s text:c="5"/>| <text:s text:c="6"/>2 | 2005-12-23 <text:s text:c="6"/>| Steel <text:s text:c="7"/>| <text:s text:c="8"/>1 |</text:p>
      <text:p text:style-name="P37"><text:s/>| CS784 <text:s text:c="5"/>| <text:s text:c="6"/>4 | 2005-11-28 <text:s text:c="6"/>| Plastic <text:s text:c="5"/>| <text:s text:c="8"/>2 |</text:p>
      <text:p text:style-name="P37"><text:s/>| FD123 <text:s text:c="5"/>| <text:s text:c="6"/>2 | 2005-10-03 <text:s text:c="6"/>| Milk <text:s text:c="8"/>| <text:s text:c="8"/>2 |</text:p>
      <text:p text:style-name="P37"><text:s/>| FD344 <text:s text:c="5"/>| <text:s text:c="6"/>3 | 2005-11-03 <text:s text:c="6"/>| Milk <text:s text:c="8"/>| <text:s text:c="8"/>1 |</text:p>
      <text:p text:style-name="P37"><text:s/>| GR233 <text:s text:c="5"/>| <text:s text:c="6"/>3 | 2005-11-30 <text:s text:c="6"/>| Pulses <text:s text:c="6"/>| <text:s text:c="8"/>2 |</text:p>
      <text:p text:style-name="P37"><text:s/>| GR567 <text:s text:c="5"/>| <text:s text:c="6"/>6 | 2005-09-03 <text:s text:c="6"/>| Pulses <text:s text:c="6"/>| <text:s text:c="8"/>2 |</text:p>
      <text:p text:style-name="P37"><text:s/>+------------+---------+------------------+--------------+-----------+</text:p>
      <text:p text:style-name="P32"><text:s/></text:p>
      <text:p text:style-name="P8"><text:span text:style-name="T10">b)</text:span><text:span text:style-name="T7">Display product information which is ordered in the same year of its manufacturing year where the vender is ‘smith’.</text:span></text:p>
      <text:p text:style-name="P3"/>
      <text:p text:style-name="P4">&gt;mysql select p.* from products p, sales s where year(p.Manufacture_date) = year(s.OrderDate) and p.OrderId = s.OrderId and p.Vender_id = (select Vender_id from vender_info where Vender_name = 'Smith');</text:p>
      <text:p text:style-name="P40"/>
      <text:p text:style-name="P41">Output:</text:p>
      <text:p text:style-name="P47">+------------+---------+------------------+--------------+-----------+</text:p>
      <text:p text:style-name="P43">| Product_id | OrderId | Manufacture_Date | Raw_Material | Vender_id |</text:p>
      <text:p text:style-name="P43">+------------+---------+------------------+--------------+-----------+</text:p>
      <text:p text:style-name="P43">| AZ145 <text:s text:c="5"/>| <text:s text:c="6"/>2 | 2005-12-23 <text:s text:c="6"/>| Steel <text:s text:c="7"/>| <text:s text:c="8"/>1 |</text:p>
      <text:p text:style-name="P44">| FD344 <text:s text:c="5"/>| <text:s text:c="6"/>3 | 2005-11-03 <text:s text:c="6"/>| Milk <text:s text:c="8"/>| <text:s text:c="8"/>1 |</text:p>
      <text:p text:style-name="P44">+------------+---------+------------------+--------------+-----------+ <text:s text:c="4"/></text:p>
      <text:p text:style-name="P48"/>
      <text:p text:style-name="P22"><text:span text:style-name="T8">c</text:span><text:span text:style-name="T9">)</text:span><text:span text:style-name="T6">Display the total number of orders placed in each year.</text:span></text:p>
      <text:p text:style-name="P4"/>
      <text:p text:style-name="P6">&gt;mysql select sum(OrderQuantity) as sum, year(OrderDate) from sales group by year(OrderDate);</text:p>
      <text:p text:style-name="P4"/>
      <text:p text:style-name="P7"><text:s/>+------+-----------------+</text:p>
      <text:p text:style-name="P7"><text:s/>| sum <text:s/>| year(OrderDate) |</text:p>
      <text:p text:style-name="P7"><text:s/>+------+-----------------+</text:p>
      <text:p text:style-name="P7"><text:s/>| <text:s text:c="3"/>4 | <text:s text:c="11"/>2002 |</text:p>
      <text:p text:style-name="P7"><text:s/>| <text:s text:c="3"/>4 | <text:s text:c="11"/>2004 |</text:p>
      <text:p text:style-name="P7"><text:s/>| <text:s text:c="2"/>21 | <text:s text:c="11"/>2005 |</text:p>
      <text:p text:style-name="P5"><text:span text:style-name="T11"><text:s/>+------+-----------------+ <text:s text:c="2"/></text:span><text:s text:c="5"/></text:p>
      <text:p text:style-name="P6"/>
      <text:p text:style-name="P6"/>
      <text:p text:style-name="P18"/>
      <text:p text:style-name="P18"/>
      <text:p text:style-name="P18"/>
      <text:p text:style-name="P18"/>
      <text:p text:style-name="P13"/>
      <text:p text:style-name="P13"/>
      <text:p text:style-name="P13"><text:soft-page-break/>d) Display the total number of orders placed in each year by vender Wills.</text:p>
      <text:p text:style-name="P14"/>
      <text:p text:style-name="P10">&gt;mysql select count(*),a.OrderDate,c.Vender_name from sales a natural join products</text:p>
      <text:p text:style-name="P10"><text:s/>b natural join vender_info c where c.Vender_name = 'Wills' group by year(a.OrderDate);</text:p>
      <text:p text:style-name="P10"/>
      <text:p text:style-name="P10">Output:</text:p>
      <text:p text:style-name="P16"><text:s/>+----------+------------+-------------+</text:p>
      <text:p text:style-name="P16"><text:s/>| count(*) | OrderDate <text:s/>| Vender_name |</text:p>
      <text:p text:style-name="P16"><text:s/>+----------+------------+-------------+</text:p>
      <text:p text:style-name="P16"><text:s/>| <text:s text:c="7"/>5 | 2005-12-22 | Wills <text:s text:c="6"/>|</text:p>
      <text:p text:style-name="P10"><text:span text:style-name="T11"><text:s/>+----------+------------+-------------+ </text:span><text:s text:c="58"/></text:p>
      <text:p text:style-name="P10"/>
      <text:p text:style-name="P14"/>
      <text:p text:style-name="P14"/>
      <text:p text:style-name="P14">e) Display the name of all those persons who are vendors and customers both.</text:p>
      <text:p text:style-name="P14"/>
      <text:p text:style-name="P15">&gt;mysql select Vender_name from vender_info where Vender_name in (select CustomerName from sales);</text:p>
      <text:p text:style-name="P15"/>
      <text:p text:style-name="P15">Output:</text:p>
      <text:p text:style-name="P17"><text:s/>+---------+</text:p>
      <text:p text:style-name="P17"><text:s/>| Venders |</text:p>
      <text:p text:style-name="P17"><text:s/>+---------+</text:p>
      <text:p text:style-name="P17"><text:s/>| Smith <text:s text:c="2"/>|</text:p>
      <text:p text:style-name="P17"><text:s/>| Johnson |</text:p>
      <text:p text:style-name="P17"><text:s/>+---------+</text:p>
      <text:p text:style-name="P19"/>
      <text:p text:style-name="P19"/>
      <text:p text:style-name="P19"/>
      <text:p text:style-name="P15"/>
      <text:p text:style-name="P15"/>
      <text:p text:style-name="P15"/>
      <text:p text:style-name="P15"><text:soft-page-break/>f) Display the total number of food items ordered every year.</text:p>
      <text:p text:style-name="P15"/>
      <text:p text:style-name="P11">&gt;mysql select year(OrderDate),sum(OrderQuantity) from sales group by year(OrderDate);</text:p>
      <text:p text:style-name="P11"/>
      <text:p text:style-name="P11">Output:</text:p>
      <text:p text:style-name="P17"><text:s/>+-----------------+--------------------+</text:p>
      <text:p text:style-name="P17"><text:s/>| year(OrderDate) | sum(OrderQuantity) |</text:p>
      <text:p text:style-name="P17"><text:s/>+-----------------+--------------------+</text:p>
      <text:p text:style-name="P17"><text:s/>| <text:s text:c="11"/>2002 | <text:s text:c="17"/>4 |</text:p>
      <text:p text:style-name="P17"><text:s/>| <text:s text:c="11"/>2004 | <text:s text:c="17"/>4 |</text:p>
      <text:p text:style-name="P17"><text:s/>| <text:s text:c="11"/>2005 | <text:s text:c="16"/>21 |</text:p>
      <text:p text:style-name="P17"><text:s/>+-----------------+--------------------+ <text:s text:c="60"/></text:p>
      <text:p text:style-name="P17"/>
      <text:p text:style-name="P15"/>
      <text:p text:style-name="P15">g) Display the total number of food items ordered every year made from bread.</text:p>
      <text:p text:style-name="P15"/>
      <text:p text:style-name="P11">&gt;mysql select year(OrderDate),sum(OrderQuantity) from sales where OrderId in (select OrderId from products where Raw_Material = 'Bread') group by year(OrderDate);</text:p>
      <text:p text:style-name="P11"/>
      <text:p text:style-name="P11">Output:</text:p>
      <text:p text:style-name="P11"><text:s/><text:span text:style-name="T11">+-----------------+--------------------+</text:span></text:p>
      <text:p text:style-name="P17"><text:s/>| year(OrderDate) | sum(OrderQuantity) |</text:p>
      <text:p text:style-name="P17"><text:s/>+-----------------+--------------------+</text:p>
      <text:p text:style-name="P17"><text:s/>| <text:s text:c="11"/>2005 | <text:s text:c="17"/>4 |</text:p>
      <text:p text:style-name="P17"><text:s/>+-----------------+--------------------+</text:p>
      <text:p text:style-name="P20"/>
      <text:p text:style-name="P23">h) Display list of product_id whose vendor and customer is different.</text:p>
      <text:p text:style-name="P11"/>
      <text:p text:style-name="P11">&gt;mysql select a.Product_id from products a natural join vender_info b natural join </text:p>
      <text:p text:style-name="P11"><text:s/>sales c where b.Vender_name != c.CustomerName;</text:p>
      <text:p text:style-name="P11"/>
      <text:p text:style-name="P11">Output:</text:p>
      <text:p text:style-name="P17"><text:s/>+------------+</text:p>
      <text:p text:style-name="P17"><text:s/>| Product_id |</text:p>
      <text:p text:style-name="P17"><text:s/>+------------+</text:p>
      <text:p text:style-name="P17"><text:s/>| AZ145 <text:s text:c="5"/>|</text:p>
      <text:p text:style-name="P17"><text:s/>| CS435 <text:s text:c="5"/>|</text:p>
      <text:p text:style-name="P17"><text:s/>| FD344 <text:s text:c="5"/>|</text:p>
      <text:p text:style-name="P17"><text:s/>| CS783 <text:s text:c="5"/>|</text:p>
      <text:p text:style-name="P17"><text:s/>| CS784 <text:s text:c="5"/>|</text:p>
      <text:p text:style-name="P17"><text:s/>| FD123 <text:s text:c="5"/>|</text:p>
      <text:p text:style-name="P17"><text:s/>| GR233 <text:s text:c="5"/>|</text:p>
      <text:p text:style-name="P17"><text:s/>| GR567 <text:s text:c="5"/>|</text:p>
      <text:p text:style-name="P17"><text:s/>| AZ147 <text:s text:c="5"/>|</text:p>
      <text:p text:style-name="P17"><text:s/>| FD267 <text:s text:c="5"/>|</text:p>
      <text:p text:style-name="P17"><text:s/>+------------+</text:p>
      <text:p text:style-name="P15"/>
      <text:p text:style-name="P15"/>
      <text:p text:style-name="P15"/>
      <text:p text:style-name="P15">i) Display all those customers who are ordering products of milk by smith.</text:p>
      <text:p text:style-name="P12">&gt;mysql select c.CustomerName from products a natural join vender_info b natural join sales c where b.Vender_name = 'Smith' and a.Raw_Material = 'Milk';</text:p>
      <text:p text:style-name="P12">Output:</text:p>
      <text:p text:style-name="P17"><text:s/>+--------------+</text:p>
      <text:p text:style-name="P17"><text:s/>| CustomerName |</text:p>
      <text:p text:style-name="P17"><text:s/>+--------------+</text:p>
      <text:p text:style-name="P17"><text:s/>| Smith <text:s text:c="7"/>|</text:p>
      <text:p text:style-name="P17"><text:s/>| Baldwin <text:s text:c="5"/>|</text:p>
      <text:p text:style-name="P17"><text:s/>+--------------+</text:p>
      <text:p text:style-name="P21"/>
      <text:p text:style-name="P23">j) Display the total number of orders by each vender every year.</text:p>
      <text:p text:style-name="P11"/>
      <text:p text:style-name="P11">&gt;mysql <text:s/>select sum(c.OrderQuantity), b.Vender_name, year(c.OrderDate) from products a natural join vender_info b natural join sales c group by Vender_name, year(OrderDate);</text:p>
      <text:p text:style-name="P11"/>
      <text:p text:style-name="P11">Output:</text:p>
      <text:p text:style-name="P17"><text:s/>+----------------------+-------------+-------------------+</text:p>
      <text:p text:style-name="P17"><text:s/>| sum(c.OrderQuantity) | Vender_name | year(c.OrderDate) |</text:p>
      <text:p text:style-name="P17"><text:s/>+----------------------+-------------+-------------------+</text:p>
      <text:p text:style-name="P17"><text:s/>| <text:s text:c="19"/>4 | Johnson <text:s text:c="4"/>| <text:s text:c="13"/>2005 |</text:p>
      <text:p text:style-name="P17"><text:s/>| <text:s text:c="19"/>4 | Roger <text:s text:c="6"/>| <text:s text:c="13"/>2005 |</text:p>
      <text:p text:style-name="P17"><text:s/>| <text:s text:c="19"/>4 | Smith <text:s text:c="6"/>| <text:s text:c="13"/>2004 |</text:p>
      <text:p text:style-name="P17"><text:s/>| <text:s text:c="18"/>11 | Smith <text:s text:c="6"/>| <text:s text:c="13"/>2005 |</text:p>
      <text:p text:style-name="P17"><text:s/>| <text:s text:c="18"/>15 | Wills <text:s text:c="6"/>| <text:s text:c="13"/>2005 |</text:p>
      <text:p text:style-name="P11"><text:span text:style-name="T11"><text:s/>+----------------------+-------------+-------------------+ <text:s/></text:span><text:s text:c="36"/></text:p>
      <text:p text:style-name="P11"/>
      <text:p text:style-name="P15"/>
      <text:p text:style-name="P23">k) Display name of those vendors whose products are sold more than 2000 Rs. Every year.</text:p>
      <text:p text:style-name="P15">&gt;mysql select Vender_name,year(OrderDate), sum(OrderPrice*OrderQuantity) as TotalAmount from products a natural join vender_info b natural join sales c group by b.Vender_name,year(OrderDate) having sum(c.OrderPrice*c.OrderQuantity) &gt; 2000;</text:p>
      <text:p text:style-name="P15"/>
      <text:p text:style-name="P15">Output:</text:p>
      <text:p text:style-name="P15"><text:s/>+-------------+-----------------+-------------+</text:p>
      <text:p text:style-name="P15"><text:s/>| Vender_name | year(OrderDate) | TotalAmount |</text:p>
      <text:p text:style-name="P15"><text:s/>+-------------+-----------------+-------------+</text:p>
      <text:p text:style-name="P15"><text:s/>| Johnson <text:s text:c="4"/>| <text:s text:c="11"/>2005 | <text:s text:c="7"/>3280 |</text:p>
      <text:p text:style-name="P15"><text:s/>| Roger <text:s text:c="6"/>| <text:s text:c="11"/>2005 | <text:s text:c="7"/>4000 |</text:p>
      <text:p text:style-name="P15"><text:s/>| Smith <text:s text:c="6"/>| <text:s text:c="11"/>2004 | <text:s text:c="6"/>20000 |</text:p>
      <text:p text:style-name="P15"><text:s/>| Smith <text:s text:c="6"/>| <text:s text:c="11"/>2005 | <text:s text:c="7"/>6880 |</text:p>
      <text:p text:style-name="P15"><text:s/>| Wills <text:s text:c="6"/>| <text:s text:c="11"/>2005 | <text:s text:c="7"/>7320 |</text:p>
      <text:p text:style-name="P15"><text:s/>+-------------+-----------------+-------------+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81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15:49:54.851547365</meta:creation-date>
    <dc:date>2022-03-21T16:54:59.273445456</dc:date>
    <meta:editing-duration>PT4M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0" meta:paragraph-count="231" meta:word-count="1424" meta:character-count="11622" meta:non-whitespace-character-count="8452"/>
  </office:meta>
</office:document-meta>
</file>